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emonas" svg:font-family="Palemon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Palemonas" style:font-name-asian="Palemonas" style:font-name-complex="Palemonas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Palemonas" style:font-name-asian="Palemonas" style:font-name-complex="Palemonas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Palemonas" style:font-name-asian="Palemonas" style:font-name-complex="Palemonas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Palemonas" style:font-name-asian="Palemonas" style:font-name-complex="Palemonas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Palemonas" style:font-name-asian="Palemonas" style:font-name-complex="Palemonas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0131944444444cm"/>
    </style:style>
    <style:style style:name="co3" style:family="table-column">
      <style:table-column-properties fo:break-before="auto" style:column-width="5.61798611111111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5.04472222222222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23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Lietuvos miestų geografinės koordinatės</text:p>
          </table:table-cell>
          <table:table-cell table:number-columns-repeated="2" table:style-name="ce3"/>
          <table:table-cell table:number-columns-repeated="16380" table:style-name="ce1"/>
        </table:table-row>
        <table:table-row table:number-rows-repeated="2" table:style-name="ro3">
          <table:table-cell/>
          <table:table-cell table:number-columns-repeated="3" table:style-name="ce3"/>
          <table:table-cell table:number-columns-repeated="16380" table:style-name="ce1"/>
        </table:table-row>
        <table:table-row table:style-name="ro4">
          <table:table-cell/>
          <table:table-cell office:value-type="string" table:style-name="ce4">
            <text:p>Miestas</text:p>
          </table:table-cell>
          <table:table-cell office:value-type="string" table:style-name="ce5">
            <text:p>Geografinė platuma (N)</text:p>
          </table:table-cell>
          <table:table-cell office:value-type="string" table:style-name="ce5">
            <text:p>Geografinė platuma (E)</text:p>
          </table:table-cell>
          <table:table-cell office:value-type="string" table:style-name="ce5">
            <text:p>Geografinė platuma</text:p>
          </table:table-cell>
          <table:table-cell office:value-type="string" table:style-name="ce6">
            <text:p>Geografinė ilguma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Alytus</text:p>
          </table:table-cell>
          <table:table-cell office:value-type="float" office:value="54.401400000000002" table:style-name="ce8">
            <text:p>54,4014</text:p>
          </table:table-cell>
          <table:table-cell office:value-type="float" office:value="24.049199999999999" table:style-name="ce8">
            <text:p>24,0492</text:p>
          </table:table-cell>
          <table:table-cell office:value-type="string" table:style-name="ce8">
            <text:p>54° 24' 00.05" N</text:p>
          </table:table-cell>
          <table:table-cell office:value-type="string" table:style-name="ce9">
            <text:p>24° 02' 00.57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Anykščiai</text:p>
          </table:table-cell>
          <table:table-cell office:value-type="float" office:value="55.533299999999997" table:style-name="ce8">
            <text:p>55,5333</text:p>
          </table:table-cell>
          <table:table-cell office:value-type="float" office:value="25.1" table:style-name="ce8">
            <text:p>25,1</text:p>
          </table:table-cell>
          <table:table-cell office:value-type="string" table:style-name="ce8">
            <text:p>55° 31' 00.60" N</text:p>
          </table:table-cell>
          <table:table-cell office:value-type="string" table:style-name="ce9">
            <text:p>25° 06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Aukštieji Paneriai</text:p>
          </table:table-cell>
          <table:table-cell office:value-type="float" office:value="54.626199999999997" table:style-name="ce8">
            <text:p>54,6262</text:p>
          </table:table-cell>
          <table:table-cell office:value-type="float" office:value="25.181000000000001" table:style-name="ce8">
            <text:p>25,181</text:p>
          </table:table-cell>
          <table:table-cell office:value-type="string" table:style-name="ce8">
            <text:p>54° 37' 00.34" N</text:p>
          </table:table-cell>
          <table:table-cell office:value-type="string" table:style-name="ce9">
            <text:p>25° 10' 00.52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Birštonas</text:p>
          </table:table-cell>
          <table:table-cell office:value-type="float" office:value="54.602800000000002" table:style-name="ce8">
            <text:p>54,6028</text:p>
          </table:table-cell>
          <table:table-cell office:value-type="float" office:value="24.020600000000002" table:style-name="ce8">
            <text:p>24,0206</text:p>
          </table:table-cell>
          <table:table-cell office:value-type="string" table:style-name="ce8">
            <text:p>54° 36' 00.10" N</text:p>
          </table:table-cell>
          <table:table-cell office:value-type="string" table:style-name="ce9">
            <text:p>24° 01' 00.14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Biržai</text:p>
          </table:table-cell>
          <table:table-cell office:value-type="float" office:value="56.2" table:style-name="ce8">
            <text:p>56,2</text:p>
          </table:table-cell>
          <table:table-cell office:value-type="float" office:value="24.75" table:style-name="ce8">
            <text:p>24,75</text:p>
          </table:table-cell>
          <table:table-cell office:value-type="string" table:style-name="ce8">
            <text:p>56° 12' 00.00" N</text:p>
          </table:table-cell>
          <table:table-cell office:value-type="string" table:style-name="ce9">
            <text:p>24° 4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Druskininkai</text:p>
          </table:table-cell>
          <table:table-cell office:value-type="float" office:value="54.0167" table:style-name="ce8">
            <text:p>54,0167</text:p>
          </table:table-cell>
          <table:table-cell office:value-type="float" office:value="23.966699999999999" table:style-name="ce8">
            <text:p>23,9667</text:p>
          </table:table-cell>
          <table:table-cell office:value-type="string" table:style-name="ce8">
            <text:p>54° 01' 00.00" N</text:p>
          </table:table-cell>
          <table:table-cell office:value-type="string" table:style-name="ce9">
            <text:p>23° 58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Elektrėnai</text:p>
          </table:table-cell>
          <table:table-cell office:value-type="float" office:value="54.787799999999997" table:style-name="ce8">
            <text:p>54,7878</text:p>
          </table:table-cell>
          <table:table-cell office:value-type="float" office:value="24.671099999999999" table:style-name="ce8">
            <text:p>24,6711</text:p>
          </table:table-cell>
          <table:table-cell office:value-type="string" table:style-name="ce8">
            <text:p>54° 47' 00.16" N</text:p>
          </table:table-cell>
          <table:table-cell office:value-type="string" table:style-name="ce9">
            <text:p>24° 40' 00.16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Gargždai</text:p>
          </table:table-cell>
          <table:table-cell office:value-type="float" office:value="55.712800000000001" table:style-name="ce8">
            <text:p>55,7128</text:p>
          </table:table-cell>
          <table:table-cell office:value-type="float" office:value="21.403300000000002" table:style-name="ce8">
            <text:p>21,4033</text:p>
          </table:table-cell>
          <table:table-cell office:value-type="string" table:style-name="ce8">
            <text:p>55° 42' 00.46" N</text:p>
          </table:table-cell>
          <table:table-cell office:value-type="string" table:style-name="ce9">
            <text:p>21° 24' 00.12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Garliava</text:p>
          </table:table-cell>
          <table:table-cell office:value-type="float" office:value="54.816699999999997" table:style-name="ce8">
            <text:p>54,8167</text:p>
          </table:table-cell>
          <table:table-cell office:value-type="float" office:value="23.866700000000002" table:style-name="ce8">
            <text:p>23,8667</text:p>
          </table:table-cell>
          <table:table-cell office:value-type="string" table:style-name="ce8">
            <text:p>54° 49' 00.00" N</text:p>
          </table:table-cell>
          <table:table-cell office:value-type="string" table:style-name="ce9">
            <text:p>23° 52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Grigiškės</text:p>
          </table:table-cell>
          <table:table-cell office:value-type="float" office:value="54.669400000000003" table:style-name="ce8">
            <text:p>54,6694</text:p>
          </table:table-cell>
          <table:table-cell office:value-type="float" office:value="25.091699999999999" table:style-name="ce8">
            <text:p>25,0917</text:p>
          </table:table-cell>
          <table:table-cell office:value-type="string" table:style-name="ce8">
            <text:p>54° 40' 00.10" N</text:p>
          </table:table-cell>
          <table:table-cell office:value-type="string" table:style-name="ce9">
            <text:p>25° 05' 00.3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Ignalina</text:p>
          </table:table-cell>
          <table:table-cell office:value-type="float" office:value="55.35" table:style-name="ce8">
            <text:p>55,35</text:p>
          </table:table-cell>
          <table:table-cell office:value-type="float" office:value="26.166699999999999" table:style-name="ce8">
            <text:p>26,1667</text:p>
          </table:table-cell>
          <table:table-cell office:value-type="string" table:style-name="ce8">
            <text:p>55° 21' 00.00" N</text:p>
          </table:table-cell>
          <table:table-cell office:value-type="string" table:style-name="ce9">
            <text:p>26° 10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Jonava</text:p>
          </table:table-cell>
          <table:table-cell office:value-type="float" office:value="55.072200000000002" table:style-name="ce8">
            <text:p>55,0722</text:p>
          </table:table-cell>
          <table:table-cell office:value-type="float" office:value="24.2806" table:style-name="ce8">
            <text:p>24,2806</text:p>
          </table:table-cell>
          <table:table-cell office:value-type="string" table:style-name="ce8">
            <text:p>55° 04' 00.20" N</text:p>
          </table:table-cell>
          <table:table-cell office:value-type="string" table:style-name="ce9">
            <text:p>24° 16' 00.5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Joniškis</text:p>
          </table:table-cell>
          <table:table-cell office:value-type="float" office:value="56.2333" table:style-name="ce8">
            <text:p>56,2333</text:p>
          </table:table-cell>
          <table:table-cell office:value-type="float" office:value="23.6" table:style-name="ce8">
            <text:p>23,6</text:p>
          </table:table-cell>
          <table:table-cell office:value-type="string" table:style-name="ce8">
            <text:p>56° 13' 00.60" N</text:p>
          </table:table-cell>
          <table:table-cell office:value-type="string" table:style-name="ce9">
            <text:p>23° 36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Jurbarkas</text:p>
          </table:table-cell>
          <table:table-cell office:value-type="float" office:value="55.083300000000001" table:style-name="ce8">
            <text:p>55,0833</text:p>
          </table:table-cell>
          <table:table-cell office:value-type="float" office:value="22.7667" table:style-name="ce8">
            <text:p>22,7667</text:p>
          </table:table-cell>
          <table:table-cell office:value-type="string" table:style-name="ce8">
            <text:p>55° 04' 00.60" N</text:p>
          </table:table-cell>
          <table:table-cell office:value-type="string" table:style-name="ce9">
            <text:p>22° 46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aišiadorys</text:p>
          </table:table-cell>
          <table:table-cell office:value-type="float" office:value="54.866700000000002" table:style-name="ce8">
            <text:p>54,8667</text:p>
          </table:table-cell>
          <table:table-cell office:value-type="float" office:value="24.45" table:style-name="ce8">
            <text:p>24,45</text:p>
          </table:table-cell>
          <table:table-cell office:value-type="string" table:style-name="ce8">
            <text:p>54° 52' 00.00" N</text:p>
          </table:table-cell>
          <table:table-cell office:value-type="string" table:style-name="ce9">
            <text:p>24° 27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alvarija</text:p>
          </table:table-cell>
          <table:table-cell office:value-type="float" office:value="54.416699999999999" table:style-name="ce8">
            <text:p>54,4167</text:p>
          </table:table-cell>
          <table:table-cell office:value-type="float" office:value="23.216699999999999" table:style-name="ce8">
            <text:p>23,2167</text:p>
          </table:table-cell>
          <table:table-cell office:value-type="string" table:style-name="ce8">
            <text:p>54° 25' 00.00" N</text:p>
          </table:table-cell>
          <table:table-cell office:value-type="string" table:style-name="ce9">
            <text:p>23° 13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aunas</text:p>
          </table:table-cell>
          <table:table-cell office:value-type="float" office:value="54.897199999999998" table:style-name="ce8">
            <text:p>54,8972</text:p>
          </table:table-cell>
          <table:table-cell office:value-type="float" office:value="23.886099999999999" table:style-name="ce8">
            <text:p>23,8861</text:p>
          </table:table-cell>
          <table:table-cell office:value-type="string" table:style-name="ce8">
            <text:p>54° 53' 00.50" N</text:p>
          </table:table-cell>
          <table:table-cell office:value-type="string" table:style-name="ce9">
            <text:p>23° 53' 00.1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azlų Rūda</text:p>
          </table:table-cell>
          <table:table-cell office:value-type="float" office:value="54.75" table:style-name="ce8">
            <text:p>54,75</text:p>
          </table:table-cell>
          <table:table-cell office:value-type="float" office:value="23.5" table:style-name="ce8">
            <text:p>23,5</text:p>
          </table:table-cell>
          <table:table-cell office:value-type="string" table:style-name="ce8">
            <text:p>54° 45' 00.00" N</text:p>
          </table:table-cell>
          <table:table-cell office:value-type="string" table:style-name="ce9">
            <text:p>23° 30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ėdainiai</text:p>
          </table:table-cell>
          <table:table-cell office:value-type="float" office:value="55.283299999999997" table:style-name="ce8">
            <text:p>55,2833</text:p>
          </table:table-cell>
          <table:table-cell office:value-type="float" office:value="23.966699999999999" table:style-name="ce8">
            <text:p>23,9667</text:p>
          </table:table-cell>
          <table:table-cell office:value-type="string" table:style-name="ce8">
            <text:p>55° 16' 00.60" N</text:p>
          </table:table-cell>
          <table:table-cell office:value-type="string" table:style-name="ce9">
            <text:p>23° 58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elmė</text:p>
          </table:table-cell>
          <table:table-cell office:value-type="float" office:value="55.633299999999998" table:style-name="ce8">
            <text:p>55,6333</text:p>
          </table:table-cell>
          <table:table-cell office:value-type="float" office:value="22.933299999999999" table:style-name="ce8">
            <text:p>22,9333</text:p>
          </table:table-cell>
          <table:table-cell office:value-type="string" table:style-name="ce8">
            <text:p>55° 37' 00.60" N</text:p>
          </table:table-cell>
          <table:table-cell office:value-type="string" table:style-name="ce9">
            <text:p>22° 55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laipėda</text:p>
          </table:table-cell>
          <table:table-cell office:value-type="float" office:value="55.712499999999999" table:style-name="ce8">
            <text:p>55,7125</text:p>
          </table:table-cell>
          <table:table-cell office:value-type="float" office:value="21.135000000000002" table:style-name="ce8">
            <text:p>21,135</text:p>
          </table:table-cell>
          <table:table-cell office:value-type="string" table:style-name="ce8">
            <text:p>55° 42' 00.45" N</text:p>
          </table:table-cell>
          <table:table-cell office:value-type="string" table:style-name="ce9">
            <text:p>21° 08' 00.06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retinga</text:p>
          </table:table-cell>
          <table:table-cell office:value-type="float" office:value="55.89" table:style-name="ce8">
            <text:p>55,89</text:p>
          </table:table-cell>
          <table:table-cell office:value-type="float" office:value="21.2422" table:style-name="ce8">
            <text:p>21,2422</text:p>
          </table:table-cell>
          <table:table-cell office:value-type="string" table:style-name="ce8">
            <text:p>55° 53' 00.24" N</text:p>
          </table:table-cell>
          <table:table-cell office:value-type="string" table:style-name="ce9">
            <text:p>21° 14' 00.32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upiškis</text:p>
          </table:table-cell>
          <table:table-cell office:value-type="float" office:value="55.833300000000001" table:style-name="ce8">
            <text:p>55,8333</text:p>
          </table:table-cell>
          <table:table-cell office:value-type="float" office:value="24.966699999999999" table:style-name="ce8">
            <text:p>24,9667</text:p>
          </table:table-cell>
          <table:table-cell office:value-type="string" table:style-name="ce8">
            <text:p>55° 49' 00.60" N</text:p>
          </table:table-cell>
          <table:table-cell office:value-type="string" table:style-name="ce9">
            <text:p>24° 58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Kuršėnai</text:p>
          </table:table-cell>
          <table:table-cell office:value-type="float" office:value="55.9833" table:style-name="ce8">
            <text:p>55,9833</text:p>
          </table:table-cell>
          <table:table-cell office:value-type="float" office:value="22.916699999999999" table:style-name="ce8">
            <text:p>22,9167</text:p>
          </table:table-cell>
          <table:table-cell office:value-type="string" table:style-name="ce8">
            <text:p>55° 58' 00.60" N</text:p>
          </table:table-cell>
          <table:table-cell office:value-type="string" table:style-name="ce9">
            <text:p>22° 5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Lazdijai</text:p>
          </table:table-cell>
          <table:table-cell office:value-type="float" office:value="54.2333" table:style-name="ce8">
            <text:p>54,2333</text:p>
          </table:table-cell>
          <table:table-cell office:value-type="float" office:value="23.5167" table:style-name="ce8">
            <text:p>23,5167</text:p>
          </table:table-cell>
          <table:table-cell office:value-type="string" table:style-name="ce8">
            <text:p>54° 13' 00.60" N</text:p>
          </table:table-cell>
          <table:table-cell office:value-type="string" table:style-name="ce9">
            <text:p>23° 31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Lentvaris</text:p>
          </table:table-cell>
          <table:table-cell office:value-type="float" office:value="54.65" table:style-name="ce8">
            <text:p>54,65</text:p>
          </table:table-cell>
          <table:table-cell office:value-type="float" office:value="25.066700000000001" table:style-name="ce8">
            <text:p>25,0667</text:p>
          </table:table-cell>
          <table:table-cell office:value-type="string" table:style-name="ce8">
            <text:p>54° 38' 00.60" N</text:p>
          </table:table-cell>
          <table:table-cell office:value-type="string" table:style-name="ce9">
            <text:p>25° 04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Likiškiai</text:p>
          </table:table-cell>
          <table:table-cell office:value-type="float" office:value="54.4" table:style-name="ce8">
            <text:p>54,4</text:p>
          </table:table-cell>
          <table:table-cell office:value-type="float" office:value="23.981000000000002" table:style-name="ce8">
            <text:p>23,981</text:p>
          </table:table-cell>
          <table:table-cell office:value-type="string" table:style-name="ce8">
            <text:p>54° 23' 00.60" N</text:p>
          </table:table-cell>
          <table:table-cell office:value-type="string" table:style-name="ce9">
            <text:p>23° 58' 00.52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Marijampolė</text:p>
          </table:table-cell>
          <table:table-cell office:value-type="float" office:value="54.547199999999997" table:style-name="ce8">
            <text:p>54,5472</text:p>
          </table:table-cell>
          <table:table-cell office:value-type="float" office:value="23.35" table:style-name="ce8">
            <text:p>23,35</text:p>
          </table:table-cell>
          <table:table-cell office:value-type="string" table:style-name="ce8">
            <text:p>54° 32' 00.50" N</text:p>
          </table:table-cell>
          <table:table-cell office:value-type="string" table:style-name="ce9">
            <text:p>23° 21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Mažeikiai</text:p>
          </table:table-cell>
          <table:table-cell office:value-type="float" office:value="56.316699999999997" table:style-name="ce8">
            <text:p>56,3167</text:p>
          </table:table-cell>
          <table:table-cell office:value-type="float" office:value="22.333300000000001" table:style-name="ce8">
            <text:p>22,3333</text:p>
          </table:table-cell>
          <table:table-cell office:value-type="string" table:style-name="ce8">
            <text:p>56° 19' 00.00" N</text:p>
          </table:table-cell>
          <table:table-cell office:value-type="string" table:style-name="ce9">
            <text:p>22° 19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Molėtai</text:p>
          </table:table-cell>
          <table:table-cell office:value-type="float" office:value="55.2333" table:style-name="ce8">
            <text:p>55,2333</text:p>
          </table:table-cell>
          <table:table-cell office:value-type="float" office:value="25.416699999999999" table:style-name="ce8">
            <text:p>25,4167</text:p>
          </table:table-cell>
          <table:table-cell office:value-type="string" table:style-name="ce8">
            <text:p>55° 13' 00.60" N</text:p>
          </table:table-cell>
          <table:table-cell office:value-type="string" table:style-name="ce9">
            <text:p>25° 2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Naujoji Akmenė</text:p>
          </table:table-cell>
          <table:table-cell office:value-type="float" office:value="56.316699999999997" table:style-name="ce8">
            <text:p>56,3167</text:p>
          </table:table-cell>
          <table:table-cell office:value-type="float" office:value="22.9" table:style-name="ce8">
            <text:p>22,9</text:p>
          </table:table-cell>
          <table:table-cell office:value-type="string" table:style-name="ce8">
            <text:p>56° 19' 00.00" N</text:p>
          </table:table-cell>
          <table:table-cell office:value-type="string" table:style-name="ce9">
            <text:p>22° 53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Nida</text:p>
          </table:table-cell>
          <table:table-cell office:value-type="float" office:value="55.3033" table:style-name="ce8">
            <text:p>55,3033</text:p>
          </table:table-cell>
          <table:table-cell office:value-type="float" office:value="21.005600000000001" table:style-name="ce8">
            <text:p>21,0056</text:p>
          </table:table-cell>
          <table:table-cell office:value-type="string" table:style-name="ce8">
            <text:p>55° 18' 00.12" N</text:p>
          </table:table-cell>
          <table:table-cell office:value-type="string" table:style-name="ce9">
            <text:p>21° 00' 00.2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agėgiai</text:p>
          </table:table-cell>
          <table:table-cell office:value-type="float" office:value="55.133299999999998" table:style-name="ce8">
            <text:p>55,1333</text:p>
          </table:table-cell>
          <table:table-cell office:value-type="float" office:value="21.916699999999999" table:style-name="ce8">
            <text:p>21,9167</text:p>
          </table:table-cell>
          <table:table-cell office:value-type="string" table:style-name="ce8">
            <text:p>55° 07' 00.60" N</text:p>
          </table:table-cell>
          <table:table-cell office:value-type="string" table:style-name="ce9">
            <text:p>21° 5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akruojis</text:p>
          </table:table-cell>
          <table:table-cell office:value-type="float" office:value="55.966700000000003" table:style-name="ce8">
            <text:p>55,9667</text:p>
          </table:table-cell>
          <table:table-cell office:value-type="float" office:value="23.866700000000002" table:style-name="ce8">
            <text:p>23,8667</text:p>
          </table:table-cell>
          <table:table-cell office:value-type="string" table:style-name="ce8">
            <text:p>55° 58' 00.00" N</text:p>
          </table:table-cell>
          <table:table-cell office:value-type="string" table:style-name="ce9">
            <text:p>23° 52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alanga</text:p>
          </table:table-cell>
          <table:table-cell office:value-type="float" office:value="55.916699999999999" table:style-name="ce8">
            <text:p>55,9167</text:p>
          </table:table-cell>
          <table:table-cell office:value-type="float" office:value="21.066700000000001" table:style-name="ce8">
            <text:p>21,0667</text:p>
          </table:table-cell>
          <table:table-cell office:value-type="string" table:style-name="ce8">
            <text:p>55° 55' 00.00" N</text:p>
          </table:table-cell>
          <table:table-cell office:value-type="string" table:style-name="ce9">
            <text:p>21° 04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anevėžys</text:p>
          </table:table-cell>
          <table:table-cell office:value-type="float" office:value="55.7333" table:style-name="ce8">
            <text:p>55,7333</text:p>
          </table:table-cell>
          <table:table-cell office:value-type="float" office:value="24.35" table:style-name="ce8">
            <text:p>24,35</text:p>
          </table:table-cell>
          <table:table-cell office:value-type="string" table:style-name="ce8">
            <text:p>55° 43' 00.60" N</text:p>
          </table:table-cell>
          <table:table-cell office:value-type="string" table:style-name="ce9">
            <text:p>24° 21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asvalys</text:p>
          </table:table-cell>
          <table:table-cell office:value-type="float" office:value="56.059399999999997" table:style-name="ce8">
            <text:p>56,0594</text:p>
          </table:table-cell>
          <table:table-cell office:value-type="float" office:value="24.403600000000001" table:style-name="ce8">
            <text:p>24,4036</text:p>
          </table:table-cell>
          <table:table-cell office:value-type="string" table:style-name="ce8">
            <text:p>56° 03' 00.34" N</text:p>
          </table:table-cell>
          <table:table-cell office:value-type="string" table:style-name="ce9">
            <text:p>24° 24' 00.13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lungė</text:p>
          </table:table-cell>
          <table:table-cell office:value-type="float" office:value="55.916699999999999" table:style-name="ce8">
            <text:p>55,9167</text:p>
          </table:table-cell>
          <table:table-cell office:value-type="float" office:value="21.85" table:style-name="ce8">
            <text:p>21,85</text:p>
          </table:table-cell>
          <table:table-cell office:value-type="string" table:style-name="ce8">
            <text:p>55° 55' 00.00" N</text:p>
          </table:table-cell>
          <table:table-cell office:value-type="string" table:style-name="ce9">
            <text:p>21° 51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Prienai</text:p>
          </table:table-cell>
          <table:table-cell office:value-type="float" office:value="54.633299999999998" table:style-name="ce8">
            <text:p>54,6333</text:p>
          </table:table-cell>
          <table:table-cell office:value-type="float" office:value="23.941700000000001" table:style-name="ce8">
            <text:p>23,9417</text:p>
          </table:table-cell>
          <table:table-cell office:value-type="string" table:style-name="ce8">
            <text:p>54° 37' 00.60" N</text:p>
          </table:table-cell>
          <table:table-cell office:value-type="string" table:style-name="ce9">
            <text:p>23° 56' 00.3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Radviliškis</text:p>
          </table:table-cell>
          <table:table-cell office:value-type="float" office:value="55.8" table:style-name="ce8">
            <text:p>55,8</text:p>
          </table:table-cell>
          <table:table-cell office:value-type="float" office:value="23.55" table:style-name="ce8">
            <text:p>23,55</text:p>
          </table:table-cell>
          <table:table-cell office:value-type="string" table:style-name="ce8">
            <text:p>55° 47' 00.60" N</text:p>
          </table:table-cell>
          <table:table-cell office:value-type="string" table:style-name="ce9">
            <text:p>23° 33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Raseiniai</text:p>
          </table:table-cell>
          <table:table-cell office:value-type="float" office:value="55.366700000000002" table:style-name="ce8">
            <text:p>55,3667</text:p>
          </table:table-cell>
          <table:table-cell office:value-type="float" office:value="23.116700000000002" table:style-name="ce8">
            <text:p>23,1167</text:p>
          </table:table-cell>
          <table:table-cell office:value-type="string" table:style-name="ce8">
            <text:p>55° 22' 00.00" N</text:p>
          </table:table-cell>
          <table:table-cell office:value-type="string" table:style-name="ce9">
            <text:p>23° 07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Rietavas</text:p>
          </table:table-cell>
          <table:table-cell office:value-type="float" office:value="55.716700000000003" table:style-name="ce8">
            <text:p>55,7167</text:p>
          </table:table-cell>
          <table:table-cell office:value-type="float" office:value="21.933299999999999" table:style-name="ce8">
            <text:p>21,9333</text:p>
          </table:table-cell>
          <table:table-cell office:value-type="string" table:style-name="ce8">
            <text:p>55° 43' 00.00" N</text:p>
          </table:table-cell>
          <table:table-cell office:value-type="string" table:style-name="ce9">
            <text:p>21° 55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Rokiškis</text:p>
          </table:table-cell>
          <table:table-cell office:value-type="float" office:value="55.966700000000003" table:style-name="ce8">
            <text:p>55,9667</text:p>
          </table:table-cell>
          <table:table-cell office:value-type="float" office:value="25.583300000000001" table:style-name="ce8">
            <text:p>25,5833</text:p>
          </table:table-cell>
          <table:table-cell office:value-type="string" table:style-name="ce8">
            <text:p>55° 58' 00.00" N</text:p>
          </table:table-cell>
          <table:table-cell office:value-type="string" table:style-name="ce9">
            <text:p>25° 34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Skuodas</text:p>
          </table:table-cell>
          <table:table-cell office:value-type="float" office:value="56.2667" table:style-name="ce8">
            <text:p>56,2667</text:p>
          </table:table-cell>
          <table:table-cell office:value-type="float" office:value="21.533300000000001" table:style-name="ce8">
            <text:p>21,5333</text:p>
          </table:table-cell>
          <table:table-cell office:value-type="string" table:style-name="ce8">
            <text:p>56° 16' 00.00" N</text:p>
          </table:table-cell>
          <table:table-cell office:value-type="string" table:style-name="ce9">
            <text:p>21° 31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akiai</text:p>
          </table:table-cell>
          <table:table-cell office:value-type="float" office:value="54.95" table:style-name="ce8">
            <text:p>54,95</text:p>
          </table:table-cell>
          <table:table-cell office:value-type="float" office:value="23.05" table:style-name="ce8">
            <text:p>23,05</text:p>
          </table:table-cell>
          <table:table-cell office:value-type="string" table:style-name="ce8">
            <text:p>54° 57' 00.00" N</text:p>
          </table:table-cell>
          <table:table-cell office:value-type="string" table:style-name="ce9">
            <text:p>23° 03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alčininkai</text:p>
          </table:table-cell>
          <table:table-cell office:value-type="float" office:value="54.316699999999997" table:style-name="ce8">
            <text:p>54,3167</text:p>
          </table:table-cell>
          <table:table-cell office:value-type="float" office:value="25.383299999999998" table:style-name="ce8">
            <text:p>25,3833</text:p>
          </table:table-cell>
          <table:table-cell office:value-type="string" table:style-name="ce8">
            <text:p>54° 19' 00.00" N</text:p>
          </table:table-cell>
          <table:table-cell office:value-type="string" table:style-name="ce9">
            <text:p>25° 22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iauliai</text:p>
          </table:table-cell>
          <table:table-cell office:value-type="float" office:value="55.933300000000003" table:style-name="ce8">
            <text:p>55,9333</text:p>
          </table:table-cell>
          <table:table-cell office:value-type="float" office:value="23.316700000000001" table:style-name="ce8">
            <text:p>23,3167</text:p>
          </table:table-cell>
          <table:table-cell office:value-type="string" table:style-name="ce8">
            <text:p>55° 55' 00.60" N</text:p>
          </table:table-cell>
          <table:table-cell office:value-type="string" table:style-name="ce9">
            <text:p>23° 19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ilalė</text:p>
          </table:table-cell>
          <table:table-cell office:value-type="float" office:value="55.4833" table:style-name="ce8">
            <text:p>55,4833</text:p>
          </table:table-cell>
          <table:table-cell office:value-type="float" office:value="22.183299999999999" table:style-name="ce8">
            <text:p>22,1833</text:p>
          </table:table-cell>
          <table:table-cell office:value-type="string" table:style-name="ce8">
            <text:p>55° 28' 00.60" N</text:p>
          </table:table-cell>
          <table:table-cell office:value-type="string" table:style-name="ce9">
            <text:p>22° 10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ilutė</text:p>
          </table:table-cell>
          <table:table-cell office:value-type="float" office:value="55.35" table:style-name="ce8">
            <text:p>55,35</text:p>
          </table:table-cell>
          <table:table-cell office:value-type="float" office:value="21.4833" table:style-name="ce8">
            <text:p>21,4833</text:p>
          </table:table-cell>
          <table:table-cell office:value-type="string" table:style-name="ce8">
            <text:p>55° 21' 00.00" N</text:p>
          </table:table-cell>
          <table:table-cell office:value-type="string" table:style-name="ce9">
            <text:p>21° 28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irvintos</text:p>
          </table:table-cell>
          <table:table-cell office:value-type="float" office:value="55.036099999999998" table:style-name="ce8">
            <text:p>55,0361</text:p>
          </table:table-cell>
          <table:table-cell office:value-type="float" office:value="24.9694" table:style-name="ce8">
            <text:p>24,9694</text:p>
          </table:table-cell>
          <table:table-cell office:value-type="string" table:style-name="ce8">
            <text:p>55° 02' 00.10" N</text:p>
          </table:table-cell>
          <table:table-cell office:value-type="string" table:style-name="ce9">
            <text:p>24° 58' 00.1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Švenčionys</text:p>
          </table:table-cell>
          <table:table-cell office:value-type="float" office:value="55.133299999999998" table:style-name="ce8">
            <text:p>55,1333</text:p>
          </table:table-cell>
          <table:table-cell office:value-type="float" office:value="26.1556" table:style-name="ce8">
            <text:p>26,1556</text:p>
          </table:table-cell>
          <table:table-cell office:value-type="string" table:style-name="ce8">
            <text:p>55° 07' 00.60" N</text:p>
          </table:table-cell>
          <table:table-cell office:value-type="string" table:style-name="ce9">
            <text:p>26° 09' 00.2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Tauragė</text:p>
          </table:table-cell>
          <table:table-cell office:value-type="float" office:value="55.252200000000002" table:style-name="ce8">
            <text:p>55,2522</text:p>
          </table:table-cell>
          <table:table-cell office:value-type="float" office:value="22.2897" table:style-name="ce8">
            <text:p>22,2897</text:p>
          </table:table-cell>
          <table:table-cell office:value-type="string" table:style-name="ce8">
            <text:p>55° 15' 00.08" N</text:p>
          </table:table-cell>
          <table:table-cell office:value-type="string" table:style-name="ce9">
            <text:p>22° 17' 00.23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Telšiai</text:p>
          </table:table-cell>
          <table:table-cell office:value-type="float" office:value="55.9833" table:style-name="ce8">
            <text:p>55,9833</text:p>
          </table:table-cell>
          <table:table-cell office:value-type="float" office:value="22.25" table:style-name="ce8">
            <text:p>22,25</text:p>
          </table:table-cell>
          <table:table-cell office:value-type="string" table:style-name="ce8">
            <text:p>55° 58' 00.60" N</text:p>
          </table:table-cell>
          <table:table-cell office:value-type="string" table:style-name="ce9">
            <text:p>22° 1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Trakai</text:p>
          </table:table-cell>
          <table:table-cell office:value-type="float" office:value="54.633299999999998" table:style-name="ce8">
            <text:p>54,6333</text:p>
          </table:table-cell>
          <table:table-cell office:value-type="float" office:value="24.933299999999999" table:style-name="ce8">
            <text:p>24,9333</text:p>
          </table:table-cell>
          <table:table-cell office:value-type="string" table:style-name="ce8">
            <text:p>54° 37' 00.60" N</text:p>
          </table:table-cell>
          <table:table-cell office:value-type="string" table:style-name="ce9">
            <text:p>24° 55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Ukmergė</text:p>
          </table:table-cell>
          <table:table-cell office:value-type="float" office:value="55.25" table:style-name="ce8">
            <text:p>55,25</text:p>
          </table:table-cell>
          <table:table-cell office:value-type="float" office:value="24.75" table:style-name="ce8">
            <text:p>24,75</text:p>
          </table:table-cell>
          <table:table-cell office:value-type="string" table:style-name="ce8">
            <text:p>55° 15' 00.00" N</text:p>
          </table:table-cell>
          <table:table-cell office:value-type="string" table:style-name="ce9">
            <text:p>24° 45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Utena</text:p>
          </table:table-cell>
          <table:table-cell office:value-type="float" office:value="55.5" table:style-name="ce8">
            <text:p>55,5</text:p>
          </table:table-cell>
          <table:table-cell office:value-type="float" office:value="25.6" table:style-name="ce8">
            <text:p>25,6</text:p>
          </table:table-cell>
          <table:table-cell office:value-type="string" table:style-name="ce8">
            <text:p>55° 30' 00.00" N</text:p>
          </table:table-cell>
          <table:table-cell office:value-type="string" table:style-name="ce9">
            <text:p>25° 36' 00.0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Varėna</text:p>
          </table:table-cell>
          <table:table-cell office:value-type="float" office:value="54.211100000000002" table:style-name="ce8">
            <text:p>54,2111</text:p>
          </table:table-cell>
          <table:table-cell office:value-type="float" office:value="24.572199999999999" table:style-name="ce8">
            <text:p>24,5722</text:p>
          </table:table-cell>
          <table:table-cell office:value-type="string" table:style-name="ce8">
            <text:p>54° 12' 00.40" N</text:p>
          </table:table-cell>
          <table:table-cell office:value-type="string" table:style-name="ce9">
            <text:p>24° 34' 00.2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Vilkaviškis</text:p>
          </table:table-cell>
          <table:table-cell office:value-type="float" office:value="54.65" table:style-name="ce8">
            <text:p>54,65</text:p>
          </table:table-cell>
          <table:table-cell office:value-type="float" office:value="23.033300000000001" table:style-name="ce8">
            <text:p>23,0333</text:p>
          </table:table-cell>
          <table:table-cell office:value-type="string" table:style-name="ce8">
            <text:p>54° 38' 00.60" N</text:p>
          </table:table-cell>
          <table:table-cell office:value-type="string" table:style-name="ce9">
            <text:p>23° 01' 00.60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Vilnius</text:p>
          </table:table-cell>
          <table:table-cell office:value-type="float" office:value="54.687199999999997" table:style-name="ce8">
            <text:p>54,6872</text:p>
          </table:table-cell>
          <table:table-cell office:value-type="float" office:value="25.28" table:style-name="ce8">
            <text:p>25,28</text:p>
          </table:table-cell>
          <table:table-cell office:value-type="string" table:style-name="ce8">
            <text:p>54° 41' 00.14" N</text:p>
          </table:table-cell>
          <table:table-cell office:value-type="string" table:style-name="ce9">
            <text:p>25° 16' 00.48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">
            <text:p>Visaginas</text:p>
          </table:table-cell>
          <table:table-cell office:value-type="float" office:value="55.597999999999999" table:style-name="ce8">
            <text:p>55,598</text:p>
          </table:table-cell>
          <table:table-cell office:value-type="float" office:value="26.437999999999999" table:style-name="ce8">
            <text:p>26,438</text:p>
          </table:table-cell>
          <table:table-cell office:value-type="string" table:style-name="ce8">
            <text:p>55° 35' 00.53" N</text:p>
          </table:table-cell>
          <table:table-cell office:value-type="string" table:style-name="ce9">
            <text:p>26° 26' 00.17" N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">
            <text:p>Zarasai</text:p>
          </table:table-cell>
          <table:table-cell office:value-type="float" office:value="55.7333" table:style-name="ce11">
            <text:p>55,7333</text:p>
          </table:table-cell>
          <table:table-cell office:value-type="float" office:value="26.25" table:style-name="ce11">
            <text:p>26,25</text:p>
          </table:table-cell>
          <table:table-cell office:value-type="string" table:style-name="ce11">
            <text:p>55° 43' 00.60" N</text:p>
          </table:table-cell>
          <table:table-cell office:value-type="string" table:style-name="ce12">
            <text:p>26° 15' 00.00" N</text:p>
          </table:table-cell>
          <table:table-cell table:number-columns-repeated="16378"/>
        </table:table-row>
        <table:table-row table:number-rows-repeated="1048510" table:style-name="ro1">
          <table:table-cell table:number-columns-repeated="16384"/>
        </table:table-row>
      </table:table>
      <table:database-ranges>
        <table:database-range table:target-range-address="LT.B5:LT.F66" table:name="Table1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emonas" svg:font-family="Palemon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Giedrius Blagnys</meta:initial-creator>
    <dc:creator>Giedrius Blagnys</dc:creator>
    <meta:creation-date>2025-02-03T19:38:30Z</meta:creation-date>
    <dc:date>2025-02-03T19:39:47Z</dc:date>
  </office:meta>
</office:document-meta>
</file>